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3"><text:placeholder text:placeholder-type="text">&lt;get_app(line.application_id)&gt;</text:placeholder></text:span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58:24</dc:date>
    <meta:editing-duration>PT17H29M58S</meta:editing-duration>
    <meta:editing-cycles>34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5" meta:character-count="2027" meta:non-whitespace-character-count="1696"/>
  </office:meta>
</office:document-meta>
</file>